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dedBeanInfoFactory.getBeanInfo( Class &lt; ? &gt; bean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ndedBeanInfoFactory.supports( Class &lt; ? &gt; bean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